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ad to a Healthy Life</text:p>
      <text:p text:style-name="P1">By Walt Peterson</text:p>
      <text:p text:style-name="P1">8/1/2016</text:p>
      <text:p text:style-name="P1"/>
      <text:p text:style-name="P2">When I retired in 2007 I was 64 years old. <text:s/>Six months later I was diagnosed with colon cancer and had 12 inches taken out of my colon. It was stage 1. <text:s/>My doctor told me to lose weight and exercise. <text:s/>I started lifting weights and walking and running with my dog Rocky. <text:s/>Now, nine years later I am walking and running 4 miles in the AM and 4 miles in the PM. <text:s/>Rocky used to go out with me twice a day. <text:s/>Now he is with me just in the morning. <text:s/>He is trim and doing well for being 20 years old. <text:s/>Running and walking all these years has kept him fit.</text:p>
      <text:p text:style-name="P2"/>
      <text:p text:style-name="P2">When I started working out, I was 5'7” tall and weighed 214 pounds. My blood pressure was 160/98 and I had borderline high cholesterol. <text:s/>I slowly built up the miles that I walked and ran each day and lost approximately 2 pounds every month. <text:s/>Five years after I started working out up until now my blood pressure has remained near 102/62, and my weight near 123 pounds. <text:s/>To maintain my good health I eat small portions, <text:s/>very little snacks and sugar, and healthy food. <text:s/>The keys to these changes are will power and a healthy lifestyle. <text:s/>I have been cancer free for nine years, and my dog Rocky is still walking with me at 20 years o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7-31T16:34:06.37</meta:creation-date>
    <dc:date>2016-08-01T20:57:52.49</dc:date>
    <dc:creator>James Lombardi</dc:creator>
    <meta:editing-duration>PT52M1S</meta:editing-duration>
    <meta:editing-cycles>12</meta:editing-cycles>
    <meta:generator>OpenOffice/4.1.0$Win32 OpenOffice.org_project/410m18$Build-9764</meta:generator>
    <meta:document-statistic meta:table-count="0" meta:image-count="0" meta:object-count="0" meta:page-count="1" meta:paragraph-count="5" meta:word-count="239" meta:character-count="1227"/>
  </office:meta>
</office:document-meta>
</file>